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noKale<text:tab/></text:p>
          </draw:text-box>
        </draw:frame>
        <draw:frame presentation:style-name="pr2" draw:layer="layout" svg:width="24.639cm" svg:height="12.179cm" svg:x="1.4cm" svg:y="4.914cm" presentation:class="subtitle">
          <draw:text-box>
            <text:p>Crowd Source Data and Data Seedi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Crowd sourcing: <text:s/>Means to build new Datasets for NYState.</text:p>
              </text:list-item>
              <text:list-item>
                <text:p>But: Needs to start somehow. </text:p>
              </text:list-item>
              <text:list-item>
                <text:p>Target group (disadvantaged, at risk population) may not use if no initial data.</text:p>
              </text:list-item>
              <text:list-item>
                <text:p>Goal: Means to initialize crowd sourcing application.</text:p>
              </text:list-item>
              <text:list-item>
                <text:p>Goal: Means to create new data sets.</text:p>
                <text:list>
                  <text:list-item>
                    <text:p>Crowd source info on healthy restaurants</text:p>
                  </text:list-item>
                  <text:list-item>
                    <text:p>Crowd source info on local recreational areas</text:p>
                  </text:list-item>
                  <text:list-item>
                    <text:p>Where to find Kale??</text:p>
                    <text:list>
                      <text:list-item>
                        <text:p>(Not always at Price Chopper, usually at Hannaford, Trader Joes) 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Identify at risk regions</text:p>
              </text:list-item>
              <text:list-item>
                <text:p>Workers (interns?) Visit at risk regions <text:s/></text:p>
              </text:list-item>
              <text:list-item>
                <text:p>Initialize new datasets (example: local eating establishments with healthy affordable options)</text:p>
              </text:list-item>
              <text:list-item>
                <text:p>After new datasets are started community has means to continue updating and building (like Wikipedia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dentify at risk regions<text:tab/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Use NY State data</text:p>
              </text:list-item>
              <text:list-item>
                <text:p>Combine Datasets for more nuanced view.</text:p>
              </text:list-item>
              <text:list-item>
                <text:p>Example</text:p>
                <text:list>
                  <text:list-item>
                    <text:p>“Diabetes Death Rate” + “%Adults Overweight” + “%Don't Exercise”</text:p>
                  </text:list-item>
                  <text:list-item>
                    <text:p>Give health department means to combine data and visualize data (maps etc.).</text:p>
                  </text:list-item>
                  <text:list-item>
                    <text:p><text:s/>Health department analyzes data to make decisions regarding at risk areas. 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sit at risk region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Workers visit the region.</text:p>
              </text:list-item>
              <text:list-item>
                <text:p>Example</text:p>
                <text:list>
                  <text:list-item>
                    <text:p>Department of health sends interns to region to eat at local establishments, find healthy options.</text:p>
                  </text:list-item>
                  <text:list-item>
                    <text:p>Department of parks sends crew to evaluate trails.</text:p>
                  </text:list-item>
                  <text:list-item>
                    <text:p>Health department visits local grocery stores, note which ones have healthy options (Kale hard to find sometimes??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ed new dataset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Based on visits NY State could start new datasets. </text:p>
                <text:list>
                  <text:list-item>
                    <text:p>Location of healthy restaurants.</text:p>
                  </text:list-item>
                  <text:list-item>
                    <text:p>Location of parks and trails. </text:p>
                  </text:list-item>
                  <text:list-item>
                    <text:p>Grocery stores with Kale</text:p>
                  </text:list-item>
                </text:list>
              </text:list-item>
              <text:list-item>
                <text:p>Initialize the new da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unity builds and maintains datasets (like Wikipedia)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Community adds to data</text:p>
                <text:list>
                  <text:list-item>
                    <text:p>Add to “healthy options” restaurants data. </text:p>
                  </text:list-item>
                  <text:list-item>
                    <text:p>Add “trail reports” data</text:p>
                  </text:list-item>
                  <text:list-item>
                    <text:p>Self report (daily exercise, #fruits and vegtables). </text:p>
                  </text:list-item>
                  <text:list-item>
                    <text:p>Self report where they found Ka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edback Cycle using crowd sourced data.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Based on self reported new data communities that continue to be at risk can be identified. </text:p>
                <text:list>
                  <text:list-item>
                    <text:p>If communities are not reporting data</text:p>
                    <text:list>
                      <text:list-item>
                        <text:p>Send health workers to community to further seed and promote the app.</text:p>
                      </text:list-item>
                    </text:list>
                  </text:list-item>
                  <text:list-item>
                    <text:p>If communities are reporting bad data (ie no healthy options, not eating healthy, exercising)</text:p>
                    <text:list>
                      <text:list-item>
                        <text:p>Identify needs and send solutions.</text:p>
                      </text:list-item>
                      <text:list-item>
                        <text:p>Work with local establishments (if reported x-does not have Kale, suggest x-gets Kale)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an Northan</meta:initial-creator>
    <meta:creation-date>2013-12-20T06:28:54</meta:creation-date>
    <dc:date>2013-12-20T07:30:24</dc:date>
    <dc:creator>bnorthan </dc:creator>
    <meta:editing-duration>PT9M12S</meta:editing-duration>
    <meta:editing-cycles>2</meta:editing-cycles>
    <meta:generator>LibreOffice/3.5$Linux_X86_64 LibreOffice_project/350m1$Build-2</meta:generator>
    <meta:document-statistic meta:object-count="53"/>
  </office:meta>
</office:document-meta>
</file>